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style:font-size-asian="14pt" style:font-size-complex="14pt"/>
    </style:style>
    <style:style style:name="P2" style:family="paragraph" style:parent-style-name="Standard">
      <style:text-properties fo:color="#000000" style:font-name="Times New Roman" fo:font-size="14pt" fo:background-color="#ffffff" style:font-size-asian="14pt" style:font-size-complex="14pt"/>
    </style:style>
    <style:style style:name="P3" style:family="paragraph" style:parent-style-name="Standard">
      <style:text-properties fo:color="#000000" style:font-name="Times New Roman" fo:font-size="14pt" fo:language="ru" fo:country="RU" officeooo:rsid="000195f4" officeooo:paragraph-rsid="000195f4" style:font-size-asian="14pt" style:font-size-complex="14pt"/>
    </style:style>
    <style:style style:name="P4" style:family="paragraph" style:parent-style-name="Standard">
      <style:text-properties fo:color="#000000" style:font-name="Times New Roman" fo:font-size="14pt" fo:background-color="#ffffff" style:font-size-asian="14pt" style:font-size-complex="14pt"/>
    </style:style>
    <style:style style:name="P5" style:family="paragraph" style:parent-style-name="Standard">
      <style:text-properties fo:color="#000000" style:font-name="Times New Roman" fo:font-size="14pt" fo:language="ru" fo:country="RU" officeooo:rsid="000195f4" officeooo:paragraph-rsid="000195f4" fo:background-color="#ffffff" style:font-size-asian="14pt" style:font-size-complex="14pt"/>
    </style:style>
    <style:style style:name="P6" style:family="paragraph" style:parent-style-name="Standard">
      <style:text-properties fo:color="#000000" style:font-name="Times New Roman" fo:font-size="14pt" fo:language="ru" fo:country="RU" officeooo:rsid="0002b248" officeooo:paragraph-rsid="0002b248" style:font-size-asian="14pt" style:font-size-complex="14pt"/>
    </style:style>
    <style:style style:name="T1" style:family="text">
      <style:text-properties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(Все-таки я смог найти, как правильно сделать)</text:p>
      <text:p text:style-name="P3">Главный модуль:</text:p>
      <text:p text:style-name="P3"><text:span text:style-name="T1">#include &lt;iostream&gt;</text:span></text:p>
      <text:p text:style-name="P1"><text:span text:style-name="T1">#include &lt;string&gt;</text:span></text:p>
      <text:p text:style-name="P1"><text:span text:style-name="T1">#include "HTTPClient.h"</text:span></text:p>
      <text:p text:style-name="P2">/* @brief Главный модуль</text:p>
      <text:p text:style-name="P2">*/</text:p>
      <text:p text:style-name="P1"><text:span text:style-name="T1">using namespace std;</text:span></text:p>
      <text:p text:style-name="P1"><text:span text:style-name="T1">int main(int argc, char** argv)</text:span></text:p>
      <text:p text:style-name="P2">{</text:p>
      <text:p text:style-name="P1"><text:span text:style-name="T1"><text:s text:c="4"/>try {</text:span></text:p>
      <text:p text:style-name="P1"><text:span text:style-name="T1"><text:s text:c="8"/>if (argc != 3)</text:span></text:p>
      <text:p text:style-name="P1"><text:span text:style-name="T1"><text:s text:c="12"/>throw Error("Invalid arguments");</text:span></text:p>
      <text:p text:style-name="P2"/>
      <text:p text:style-name="P1"><text:span text:style-name="T1"><text:s text:c="8"/>HTTPClient http_cnt;</text:span></text:p>
      <text:p text:style-name="P1"><text:span text:style-name="T1"><text:s text:c="8"/>http_cnt.set_url(argv[1]);</text:span></text:p>
      <text:p text:style-name="P1"><text:span text:style-name="T1"><text:s text:c="8"/>http_cnt.set_file(argv[2]);</text:span></text:p>
      <text:p text:style-name="P1"><text:span text:style-name="T1"><text:s text:c="8"/>int res = http_cnt.request();</text:span></text:p>
      <text:p text:style-name="P1"><text:span text:style-name="T1"><text:s text:c="8"/>if (res == 200)</text:span></text:p>
      <text:p text:style-name="P2"><text:s text:c="8"/>{</text:p>
      <text:p text:style-name="P1"><text:span text:style-name="T1"><text:s text:c="12"/>cout &lt;&lt; "File saved" &lt;&lt; endl;</text:span></text:p>
      <text:p text:style-name="P2"><text:s text:c="8"/>}</text:p>
      <text:p text:style-name="P1"><text:span text:style-name="T1"><text:s text:c="8"/>else</text:span></text:p>
      <text:p text:style-name="P1"><text:span text:style-name="T1"><text:s text:c="12"/>throw Error(string("Failed to load file:server response code ") + to_string(res));</text:span></text:p>
      <text:p text:style-name="P2"><text:s text:c="4"/>}</text:p>
      <text:p text:style-name="P1"><text:span text:style-name="T1"><text:s text:c="4"/>catch (Error &amp; e)</text:span></text:p>
      <text:p text:style-name="P2"><text:s text:c="4"/>{</text:p>
      <text:p text:style-name="P1"><text:span text:style-name="T1"><text:s text:c="8"/>cout &lt;&lt; e.what() &lt;&lt; endl;</text:span></text:p>
      <text:p text:style-name="P1"><text:span text:style-name="T1"><text:s text:c="8"/>return 1;</text:span></text:p>
      <text:p text:style-name="P2"><text:s text:c="4"/>}</text:p>
      <text:p text:style-name="P2"/>
      <text:p text:style-name="P1"><text:span text:style-name="T1"><text:s text:c="4"/>return 0;</text:span></text:p>
      <text:p text:style-name="P5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Заголовочный файл</text:p>
      <text:p text:style-name="P3"><text:span text:style-name="T1">#pragma once</text:span></text:p>
      <text:p text:style-name="P1"><text:span text:style-name="T1">#include &lt;string&gt;</text:span></text:p>
      <text:p text:style-name="P1"><text:span text:style-name="T1">#include &lt;exception&gt;</text:span></text:p>
      <text:p text:style-name="P1"><text:span text:style-name="T1">#include &lt;Winsock2.h&gt;</text:span></text:p>
      <text:p text:style-name="P1"><text:span text:style-name="T1"><text:s/>/* @brief Заголовочный файл для модуля HTTPClient, для</text:span></text:p>
      <text:p text:style-name="P2">работы по протоколу HTTP</text:p>
      <text:p text:style-name="P2"><text:s/>*/</text:p>
      <text:p text:style-name="P1"><text:span text:style-name="T1">using namespace std;</text:span></text:p>
      <text:p text:style-name="P2">/**</text:p>
      <text:p text:style-name="P2"><text:s/>* @brief Класс для работы cкачивания файла по HTTP</text:p>
      <text:p text:style-name="P2"><text:s/>* метод set_url устанавливает url,</text:p>
      <text:p text:style-name="P2"><text:s/>* метод set_url устанавливает путь сохранения файла</text:p>
      <text:p text:style-name="P2"><text:s/>* метод request выполняет запрос</text:p>
      <text:p text:style-name="P2"><text:s/>*/</text:p>
      <text:p text:style-name="P1"><text:span text:style-name="T1">class HTTPClient</text:span></text:p>
      <text:p text:style-name="P2">{</text:p>
      <text:p text:style-name="P1"><text:span text:style-name="T1">private:</text:span></text:p>
      <text:p text:style-name="P1"><text:span text:style-name="T1"><text:s text:c="4"/>char recv_buf[1024 * 1024]; //!&lt; Буфер пиёма данных от сервера</text:span></text:p>
      <text:p text:style-name="P1"><text:span text:style-name="T1"><text:s text:c="8"/>int recv_count; //!&lt; Количество принятых данных в буфере recv_buf</text:span></text:p>
      <text:p text:style-name="P1"><text:span text:style-name="T1"><text:s text:c="8"/>string server; //!&lt; Адресс сервера</text:span></text:p>
      <text:p text:style-name="P1"><text:span text:style-name="T1"><text:s text:c="4"/>string path; //!&lt; Путь к файлу на сервере</text:span></text:p>
      <text:p text:style-name="P1"><text:span text:style-name="T1"><text:s text:c="4"/>string file_path; //!&lt; Путь по которому будет сохранён файл</text:span></text:p>
      <text:p text:style-name="P1"><text:span text:style-name="T1"><text:s text:c="8"/>SOCKET client_sock; //!&lt; Дейскриптор сокета</text:span></text:p>
      <text:p text:style-name="P1"><text:span text:style-name="T1"><text:s text:c="7"/>/**</text:span></text:p>
      <text:p text:style-name="P2"><text:s text:c="8"/>* @brief Устанавливает соединение с сервером</text:p>
      <text:p text:style-name="P2"><text:s text:c="8"/>* @throw Error в случае ошибки</text:p>
      <text:p text:style-name="P2"><text:s text:c="8"/>*/</text:p>
      <text:p text:style-name="P1"><text:span text:style-name="T1"><text:s text:c="4"/>void connect();</text:span></text:p>
      <text:p text:style-name="P1"><text:span text:style-name="T1"><text:s text:c="4"/>/**</text:span></text:p>
      <text:p text:style-name="P2"><text:s text:c="5"/>* @brief Записывает полученные с сервера данные в</text:p>
      <text:p text:style-name="P2"><text:s text:c="4"/>файл</text:p>
      <text:p text:style-name="P2"><text:s text:c="4"/>30</text:p>
      <text:p text:style-name="P2"><text:s text:c="5"/>* @details Записывает recv_count байт recv_buf в</text:p>
      <text:p text:style-name="P2"><text:s text:c="4"/>файл file_path,</text:p>
      <text:p text:style-name="P2"><text:s text:c="5"/>* затем получает из сокета в recv_buf следующию</text:p>
      <text:p text:style-name="P2"><text:s text:c="4"/>порцию данных,</text:p>
      <text:p text:style-name="P2"><text:s text:c="5"/>* цикл повторяется пока на сокете не закончутся</text:p>
      <text:p text:style-name="P2"><text:s text:c="4"/>данные</text:p>
      <text:p text:style-name="P2"><text:s text:c="5"/>* @throw Error в случае ошибки</text:p>
      <text:p text:style-name="P2"><text:s text:c="5"/>*/</text:p>
      <text:p text:style-name="P1"><text:soft-page-break/><text:span text:style-name="T1"><text:s text:c="4"/>void save_to_file();</text:span></text:p>
      <text:p text:style-name="P1"><text:span text:style-name="T1">public:</text:span></text:p>
      <text:p text:style-name="P1"><text:span text:style-name="T1"><text:s text:c="4"/>/**</text:span></text:p>
      <text:p text:style-name="P2"><text:s text:c="5"/>* @brief Выполняет необходимую инициализацию</text:p>
      <text:p text:style-name="P2"><text:s text:c="5"/>* @throw Error в случае ошибки</text:p>
      <text:p text:style-name="P2"><text:s text:c="5"/>*/</text:p>
      <text:p text:style-name="P2"><text:s text:c="4"/>HTTPClient();</text:p>
      <text:p text:style-name="P1"><text:span text:style-name="T1"><text:s text:c="4"/>string get_server() { return server; }</text:span></text:p>
      <text:p text:style-name="P1"><text:span text:style-name="T1"><text:s text:c="4"/>string get_path() { return path; }</text:span></text:p>
      <text:p text:style-name="P1"><text:span text:style-name="T1"><text:s text:c="4"/>void set_server(const string&amp; s) { server = s; }</text:span></text:p>
      <text:p text:style-name="P1"><text:span text:style-name="T1"><text:s text:c="4"/>void set_path(const string&amp; p) { path = p; }</text:span></text:p>
      <text:p text:style-name="P1"><text:span text:style-name="T1"><text:s text:c="4"/>/**</text:span></text:p>
      <text:p text:style-name="P2"><text:s text:c="5"/>* @brief Выполняет валидацию url и заполняет</text:p>
      <text:p text:style-name="P2"><text:s text:c="4"/>аттрибуты server и path,</text:p>
      <text:p text:style-name="P2"><text:s text:c="5"/>* в случаи если аттребуты server и path не пусты</text:p>
      <text:p text:style-name="P2"><text:s text:c="4"/>метод работает с относительными адресами</text:p>
      <text:p text:style-name="P2"><text:s text:c="5"/>* @param [in] url URL адрес файла который требуется</text:p>
      <text:p text:style-name="P2"><text:s text:c="4"/>загрузить</text:p>
      <text:p text:style-name="P2"><text:s text:c="5"/>* @throw Error в случае ошибки</text:p>
      <text:p text:style-name="P2"><text:s text:c="5"/>*/</text:p>
      <text:p text:style-name="P1"><text:span text:style-name="T1"><text:s text:c="4"/>void set_url(const string&amp; url);</text:span></text:p>
      <text:p text:style-name="P1"><text:span text:style-name="T1"><text:s text:c="4"/>/**</text:span></text:p>
      <text:p text:style-name="P2"><text:s text:c="5"/>* @brief Устанавливает аттрибут file_path</text:p>
      <text:p text:style-name="P2"><text:s text:c="5"/>*/</text:p>
      <text:p text:style-name="P1"><text:span text:style-name="T1"><text:s text:c="4"/>void set_file(const string&amp; f_path);</text:span></text:p>
      <text:p text:style-name="P1"><text:span text:style-name="T1"><text:s text:c="4"/>/**</text:span></text:p>
      <text:p text:style-name="P2"><text:s text:c="5"/>* @brief Выполняет разбор заголовков</text:p>
      <text:p text:style-name="P2"><text:s text:c="5"/>* @param [in] head_buf_str строка с данными</text:p>
      <text:p text:style-name="P2"><text:s text:c="4"/>полученная с сервера, часть этих данных HTTP-заголовки</text:p>
      <text:p text:style-name="P2"><text:s text:c="5"/>* @param [out] http_code http код ответа</text:p>
      <text:p text:style-name="P2"><text:s text:c="5"/>* @param [out] loc значение заголовка Location</text:p>
      <text:p text:style-name="P2"><text:s text:c="5"/>* @return размер заголовков в байтах</text:p>
      <text:p text:style-name="P2"><text:s text:c="5"/>*/</text:p>
      <text:p text:style-name="P1"><text:span text:style-name="T1"><text:s text:c="4"/>static int parse_headers(const string&amp; head_buf_str,</text:span></text:p>
      <text:p text:style-name="P1"><text:span text:style-name="T1"><text:s text:c="8"/>int&amp; http_code, string&amp; loc);</text:span></text:p>
      <text:p text:style-name="P1"><text:span text:style-name="T1"><text:s text:c="4"/>/**</text:span></text:p>
      <text:p text:style-name="P2"><text:s text:c="4"/>31</text:p>
      <text:p text:style-name="P2"><text:s text:c="5"/>* @brief Выполняет HTTP запрос и сохраняет результат</text:p>
      <text:p text:style-name="P2"><text:s text:c="4"/>в файл</text:p>
      <text:p text:style-name="P2"><text:s text:c="5"/>* @throw Error в случае ошибки</text:p>
      <text:p text:style-name="P2"><text:s text:c="5"/>*/</text:p>
      <text:p text:style-name="P1"><text:span text:style-name="T1"><text:s text:c="4"/>int request();</text:span></text:p>
      <text:p text:style-name="P2"><text:soft-page-break/><text:s text:c="4"/>~HTTPClient();</text:p>
      <text:p text:style-name="P2">};</text:p>
      <text:p text:style-name="P2">/**</text:p>
      <text:p text:style-name="P2"><text:s/>* @brief Класс для обработки ошибок</text:p>
      <text:p text:style-name="P2"><text:s/>*/</text:p>
      <text:p text:style-name="P1"><text:span text:style-name="T1">class Error : public exception</text:span></text:p>
      <text:p text:style-name="P2">{</text:p>
      <text:p text:style-name="P1"><text:span text:style-name="T1"><text:s text:c="4"/>string what_str; //!&lt; Описание ошибки</text:span></text:p>
      <text:p text:style-name="P1"><text:span text:style-name="T1">public:</text:span></text:p>
      <text:p text:style-name="P1"><text:span text:style-name="T1"><text:s text:c="4"/>/**</text:span></text:p>
      <text:p text:style-name="P2"><text:s text:c="5"/>* @brief Создаёт ошибку</text:p>
      <text:p text:style-name="P2"><text:s text:c="5"/>* @param [in] what_arg описание ошибки</text:p>
      <text:p text:style-name="P2"><text:s text:c="5"/>*/</text:p>
      <text:p text:style-name="P1"><text:span text:style-name="T1"><text:s text:c="4"/>Error(const string&amp; what_arg) : what_str(what_arg) {}</text:span></text:p>
      <text:p text:style-name="P1"><text:span text:style-name="T1"><text:s text:c="4"/>/**</text:span></text:p>
      <text:p text:style-name="P2"><text:s text:c="5"/>* @brief Возвращает описание ошибки</text:p>
      <text:p text:style-name="P2"><text:s text:c="5"/>* @return описание ошибки</text:p>
      <text:p text:style-name="P2"><text:s text:c="5"/>*/</text:p>
      <text:p text:style-name="P1"><text:span text:style-name="T1"><text:s text:c="4"/>const char* what() { return what_str.c_str(); }</text:span></text:p>
      <text:p text:style-name="P1"><text:span text:style-name="T1"><text:s text:c="4"/>~Error() throw() {}</text:span></text:p>
      <text:p text:style-name="P2">}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Дополнительный модуль:</text:p>
      <text:p text:style-name="P3"><text:span text:style-name="T1">#include "HTTPClient.h"</text:span></text:p>
      <text:p text:style-name="P1"><text:span text:style-name="T1">#include &lt;iostream&gt;</text:span></text:p>
      <text:p text:style-name="P1"><text:span text:style-name="T1">#include &lt;fstream&gt;</text:span></text:p>
      <text:p text:style-name="P1"><text:span text:style-name="T1">#include &lt;string&gt;</text:span></text:p>
      <text:p text:style-name="P1"><text:span text:style-name="T1">#include &lt;ws2tcpip.h&gt;</text:span></text:p>
      <text:p text:style-name="P2">/* @brief Реализация класса HTTPClient, для работы по</text:p>
      <text:p text:style-name="P2">протоколу HTTP</text:p>
      <text:p text:style-name="P2">*/</text:p>
      <text:p text:style-name="P1"><text:span text:style-name="T1">using namespace std;</text:span></text:p>
      <text:p text:style-name="P1"><text:span text:style-name="T1">HTTPClient::HTTPClient()</text:span></text:p>
      <text:p text:style-name="P2">{</text:p>
      <text:p text:style-name="P1"><text:span text:style-name="T1"><text:s text:c="4"/>WSADATA wsaData;</text:span></text:p>
      <text:p text:style-name="P1"><text:span text:style-name="T1"><text:s text:c="4"/>int result = WSAStartup(MAKEWORD(2, 2), &amp;wsaData);</text:span></text:p>
      <text:p text:style-name="P1"><text:span text:style-name="T1"><text:s text:c="4"/>if (result != 0)</text:span></text:p>
      <text:p text:style-name="P1"><text:span text:style-name="T1"><text:s text:c="8"/>throw Error("WSAStartup failed");</text:span></text:p>
      <text:p text:style-name="P2">}</text:p>
      <text:p text:style-name="P1"><text:span text:style-name="T1">void HTTPClient::set_url(const string&amp; url)</text:span></text:p>
      <text:p text:style-name="P2">{</text:p>
      <text:p text:style-name="P1"><text:span text:style-name="T1"><text:s text:c="4"/>if (url.substr(0, 7) == "HTTP://" || url.substr(0, 7)</text:span></text:p>
      <text:p text:style-name="P1"><text:span text:style-name="T1"><text:s text:c="8"/>== "http://")</text:span></text:p>
      <text:p text:style-name="P2"><text:s text:c="4"/>{</text:p>
      <text:p text:style-name="P1"><text:span text:style-name="T1"><text:s text:c="8"/>server = url.substr(7, url.find("/", 7) - 7);</text:span></text:p>
      <text:p text:style-name="P1"><text:span text:style-name="T1"><text:s text:c="8"/>path = url.substr(7 + server.size());</text:span></text:p>
      <text:p text:style-name="P1"><text:span text:style-name="T1"><text:s text:c="8"/>if (path.empty())</text:span></text:p>
      <text:p text:style-name="P1"><text:span text:style-name="T1"><text:s text:c="12"/>path = "/";</text:span></text:p>
      <text:p text:style-name="P2"><text:s text:c="4"/>}</text:p>
      <text:p text:style-name="P1"><text:span text:style-name="T1"><text:s text:c="4"/>else if (url.substr(0, 8) == "HTTPS://" ||</text:span></text:p>
      <text:p text:style-name="P1"><text:span text:style-name="T1"><text:s text:c="8"/>url.substr(0, 8) == "https://")</text:span></text:p>
      <text:p text:style-name="P1"><text:span text:style-name="T1"><text:s text:c="8"/>throw Error("HTTPS is not supported");</text:span></text:p>
      <text:p text:style-name="P1"><text:span text:style-name="T1"><text:s text:c="4"/>else if (!server.empty() &amp;&amp; !path.empty())</text:span></text:p>
      <text:p text:style-name="P2"><text:s text:c="4"/>{</text:p>
      <text:p text:style-name="P1"><text:span text:style-name="T1"><text:s text:c="8"/>if (url[0] == '/')</text:span></text:p>
      <text:p text:style-name="P1"><text:span text:style-name="T1"><text:s text:c="12"/>path = url;</text:span></text:p>
      <text:p text:style-name="P1"><text:span text:style-name="T1"><text:s text:c="8"/>else</text:span></text:p>
      <text:p text:style-name="P1"><text:span text:style-name="T1"><text:s text:c="12"/>path = path.substr(0, path.rfind("/")) + "/"</text:span></text:p>
      <text:p text:style-name="P1"><text:span text:style-name="T1"><text:s text:c="12"/>+ url;</text:span></text:p>
      <text:p text:style-name="P2"><text:s text:c="4"/>}</text:p>
      <text:p text:style-name="P1"><text:span text:style-name="T1"><text:s text:c="4"/>else</text:span></text:p>
      <text:p text:style-name="P1"><text:span text:style-name="T1"><text:s text:c="8"/>throw Error("Incorrect url");</text:span></text:p>
      <text:p text:style-name="P2">}</text:p>
      <text:p text:style-name="P1"><text:soft-page-break/><text:span text:style-name="T1">void HTTPClient::set_file(const string&amp; f_path)</text:span></text:p>
      <text:p text:style-name="P2">{</text:p>
      <text:p text:style-name="P1"><text:span text:style-name="T1"><text:s text:c="4"/>file_path = f_path;</text:span></text:p>
      <text:p text:style-name="P2">}</text:p>
      <text:p text:style-name="P1"><text:span text:style-name="T1">void HTTPClient::connect()</text:span></text:p>
      <text:p text:style-name="P2">{</text:p>
      <text:p text:style-name="P1"><text:span text:style-name="T1"><text:s text:c="4"/>int rc;</text:span></text:p>
      <text:p text:style-name="P1"><text:span text:style-name="T1"><text:s text:c="4"/>addrinfo* server_addr;</text:span></text:p>
      <text:p text:style-name="P2"/>
      <text:p text:style-name="P1"><text:span text:style-name="T1"><text:s text:c="4"/>rc = getaddrinfo(server.c_str(), "http", nullptr,</text:span></text:p>
      <text:p text:style-name="P2"><text:s text:c="8"/>&amp;server_addr);</text:p>
      <text:p text:style-name="P1"><text:span text:style-name="T1"><text:s text:c="4"/>if (rc != 0)</text:span></text:p>
      <text:p text:style-name="P1"><text:span text:style-name="T1"><text:s text:c="8"/>throw Error("Getaddrinfo error");</text:span></text:p>
      <text:p text:style-name="P2"/>
      <text:p text:style-name="P2"><text:s text:c="4"/>client_sock = socket(server_addr-&gt;ai_family,</text:p>
      <text:p text:style-name="P2"><text:s text:c="8"/>server_addr-&gt;ai_socktype, server_addr-&gt;ai_protocol);</text:p>
      <text:p text:style-name="P1"><text:span text:style-name="T1"><text:s text:c="4"/>if (client_sock &lt;= 0)</text:span></text:p>
      <text:p text:style-name="P1"><text:span text:style-name="T1"><text:s text:c="8"/>throw Error("Invalid socket");</text:span></text:p>
      <text:p text:style-name="P2"><text:s text:c="4"/>rc = ::connect(client_sock, server_addr-&gt;ai_addr,</text:p>
      <text:p text:style-name="P2"><text:s text:c="8"/>server_addr-&gt;ai_addrlen);</text:p>
      <text:p text:style-name="P1"><text:span text:style-name="T1"><text:s text:c="4"/>if (rc == -1)</text:span></text:p>
      <text:p text:style-name="P1"><text:span text:style-name="T1"><text:s text:c="8"/>throw Error("Connection error");</text:span></text:p>
      <text:p text:style-name="P2">}</text:p>
      <text:p text:style-name="P1"><text:span text:style-name="T1">int HTTPClient::parse_headers(const string&amp; head_buf_str,</text:span></text:p>
      <text:p text:style-name="P1"><text:span text:style-name="T1"><text:s text:c="4"/>int&amp; res_code, string&amp; loc)</text:span></text:p>
      <text:p text:style-name="P2">{</text:p>
      <text:p text:style-name="P1"><text:span text:style-name="T1"><text:s text:c="4"/>int ret;</text:span></text:p>
      <text:p text:style-name="P1"><text:span text:style-name="T1"><text:s text:c="4"/>size_t head_size = head_buf_str.find("\r\n\r\n") + 4;</text:span></text:p>
      <text:p text:style-name="P2"/>
      <text:p text:style-name="P1"><text:span text:style-name="T1"><text:s text:c="4"/>if (head_size == string::npos)</text:span></text:p>
      <text:p text:style-name="P1"><text:span text:style-name="T1"><text:s text:c="8"/>return -1;</text:span></text:p>
      <text:p text:style-name="P2"/>
      <text:p text:style-name="P1"><text:span text:style-name="T1"><text:s text:c="4"/>string head_str(head_buf_str, 0, head_size);</text:span></text:p>
      <text:p text:style-name="P1"><text:span text:style-name="T1"><text:s text:c="4"/>ret = sscanf(head_str.substr(0, head_str.find("\r\n")).c_str(), "HTTP/1.%*[01] %3u", &amp;res_code);</text:span></text:p>
      <text:p text:style-name="P1"><text:span text:style-name="T1"><text:s text:c="4"/>if (ret != 1)</text:span></text:p>
      <text:p text:style-name="P1"><text:span text:style-name="T1"><text:s text:c="8"/>return -1;</text:span></text:p>
      <text:p text:style-name="P2"/>
      <text:p text:style-name="P1"><text:span text:style-name="T1"><text:s text:c="4"/>size_t loc_pos = head_str.find("Location: ");</text:span></text:p>
      <text:p text:style-name="P1"><text:span text:style-name="T1"><text:s text:c="4"/>if (loc_pos != string::npos)</text:span></text:p>
      <text:p text:style-name="P1"><text:span text:style-name="T1"><text:s text:c="8"/>loc = head_str.substr(loc_pos + 10,</text:span></text:p>
      <text:p text:style-name="P1"><text:span text:style-name="T1"><text:s text:c="12"/>head_str.find("\r\n", loc_pos) - loc_pos - 10);</text:span></text:p>
      <text:p text:style-name="P2"><text:soft-page-break/></text:p>
      <text:p text:style-name="P1"><text:span text:style-name="T1"><text:s text:c="4"/>return head_size;</text:span></text:p>
      <text:p text:style-name="P2">}</text:p>
      <text:p text:style-name="P1"><text:span text:style-name="T1">int HTTPClient::request()</text:span></text:p>
      <text:p text:style-name="P2">{</text:p>
      <text:p text:style-name="P1"><text:span text:style-name="T1"><text:s text:c="4"/>if (server.empty() || path.empty())</text:span></text:p>
      <text:p text:style-name="P1"><text:span text:style-name="T1"><text:s text:c="8"/>throw Error("Url not set");</text:span></text:p>
      <text:p text:style-name="P1"><text:span text:style-name="T1"><text:s text:c="4"/>if (file_path.empty())</text:span></text:p>
      <text:p text:style-name="P1"><text:span text:style-name="T1"><text:s text:c="8"/>throw Error("File path not set");</text:span></text:p>
      <text:p text:style-name="P2"/>
      <text:p text:style-name="P1"><text:span text:style-name="T1"><text:s text:c="4"/>string client_request = "GET " + path + " HTTP/1.1\r\</text:span></text:p>
      <text:p text:style-name="P1"><text:span text:style-name="T1">nHost: " + server + "\r\nConnection: close\r\n\r\n";</text:span></text:p>
      <text:p text:style-name="P1"><text:span text:style-name="T1"><text:s text:c="4"/>int ret, headers_size, recv_head_count, http_code;</text:span></text:p>
      <text:p text:style-name="P1"><text:span text:style-name="T1"><text:s text:c="4"/>string location;</text:span></text:p>
      <text:p text:style-name="P1"><text:span text:style-name="T1"><text:s text:c="4"/>char recv_head_buf[1024];</text:span></text:p>
      <text:p text:style-name="P2"/>
      <text:p text:style-name="P2"><text:s text:c="4"/>connect();</text:p>
      <text:p text:style-name="P2"><text:s text:c="4"/>ret = send(client_sock, client_request.c_str(),</text:p>
      <text:p text:style-name="P2"><text:s text:c="8"/>client_request.size(), 0);</text:p>
      <text:p text:style-name="P1"><text:span text:style-name="T1"><text:s text:c="4"/>if (ret == -1)</text:span></text:p>
      <text:p text:style-name="P1"><text:span text:style-name="T1"><text:s text:c="8"/>throw Error("Sending error");</text:span></text:p>
      <text:p text:style-name="P2"/>
      <text:p text:style-name="P2"><text:s text:c="4"/>recv_head_count = recv(client_sock, recv_head_buf,</text:p>
      <text:p text:style-name="P1"><text:span text:style-name="T1"><text:s text:c="8"/>sizeof(recv_head_buf), 0);</text:span></text:p>
      <text:p text:style-name="P1"><text:span text:style-name="T1"><text:s text:c="4"/>if (recv_head_count == -1)</text:span></text:p>
      <text:p text:style-name="P1"><text:span text:style-name="T1"><text:s text:c="8"/>throw Error("Recv error");</text:span></text:p>
      <text:p text:style-name="P2"/>
      <text:p text:style-name="P1"><text:span text:style-name="T1"><text:s text:c="4"/>headers_size = parse_headers(string(recv_head_buf,</text:span></text:p>
      <text:p text:style-name="P2"><text:s text:c="8"/>recv_head_count), http_code, location);</text:p>
      <text:p text:style-name="P2"/>
      <text:p text:style-name="P1"><text:span text:style-name="T1"><text:s text:c="4"/>if (headers_size == -1)</text:span></text:p>
      <text:p text:style-name="P1"><text:span text:style-name="T1"><text:s text:c="8"/>throw Error("Parse header error");</text:span></text:p>
      <text:p text:style-name="P2"/>
      <text:p text:style-name="P1"><text:span text:style-name="T1"><text:s text:c="4"/>if (!location.empty())</text:span></text:p>
      <text:p text:style-name="P2"><text:s text:c="4"/>{</text:p>
      <text:p text:style-name="P2"><text:s text:c="8"/>closesocket(client_sock);</text:p>
      <text:p text:style-name="P1"><text:span text:style-name="T1"><text:s text:c="8"/>try {</text:span></text:p>
      <text:p text:style-name="P2"><text:s text:c="12"/>set_url(location);</text:p>
      <text:p text:style-name="P2"><text:s text:c="8"/>}</text:p>
      <text:p text:style-name="P1"><text:span text:style-name="T1"><text:s text:c="8"/>catch (Error &amp; e)</text:span></text:p>
      <text:p text:style-name="P2"><text:s text:c="8"/>{</text:p>
      <text:p text:style-name="P1"><text:span text:style-name="T1"><text:s text:c="12"/>throw Error(string("Wrong redirection: ") +</text:span></text:p>
      <text:p text:style-name="P2"><text:soft-page-break/><text:s text:c="16"/>e.what());</text:p>
      <text:p text:style-name="P2"><text:s text:c="8"/>}</text:p>
      <text:p text:style-name="P1"><text:span text:style-name="T1"><text:s text:c="8"/>return request();</text:span></text:p>
      <text:p text:style-name="P2"><text:s text:c="4"/>}</text:p>
      <text:p text:style-name="P2"/>
      <text:p text:style-name="P1"><text:span text:style-name="T1"><text:s text:c="4"/>if (http_code == 200)</text:span></text:p>
      <text:p text:style-name="P2"><text:s text:c="4"/>{</text:p>
      <text:p text:style-name="P2"><text:s text:c="8"/>recv_count = recv_head_count - headers_size;</text:p>
      <text:p text:style-name="P2"><text:s text:c="8"/>memcpy(recv_buf, recv_head_buf + headers_size,</text:p>
      <text:p text:style-name="P2"><text:s text:c="12"/>recv_count);</text:p>
      <text:p text:style-name="P2"><text:s text:c="8"/>save_to_file();</text:p>
      <text:p text:style-name="P2"><text:s text:c="4"/>}</text:p>
      <text:p text:style-name="P2"/>
      <text:p text:style-name="P2"><text:s text:c="4"/>closesocket(client_sock);</text:p>
      <text:p text:style-name="P1"><text:span text:style-name="T1"><text:s text:c="4"/>return http_code;</text:span></text:p>
      <text:p text:style-name="P2">}</text:p>
      <text:p text:style-name="P1"><text:span text:style-name="T1">void HTTPClient::save_to_file()</text:span></text:p>
      <text:p text:style-name="P2">{</text:p>
      <text:p text:style-name="P1"><text:span text:style-name="T1"><text:s text:c="4"/>ofstream file(file_path.c_str(), ofstream::out |</text:span></text:p>
      <text:p text:style-name="P1"><text:span text:style-name="T1"><text:s text:c="8"/>ofstream::binary);</text:span></text:p>
      <text:p text:style-name="P2"/>
      <text:p text:style-name="P1"><text:span text:style-name="T1"><text:s text:c="4"/>while (recv_count &gt; 0)</text:span></text:p>
      <text:p text:style-name="P2"><text:s text:c="4"/>{</text:p>
      <text:p text:style-name="P2"><text:s text:c="8"/>file.write(recv_buf, recv_count);</text:p>
      <text:p text:style-name="P1"><text:span text:style-name="T1"><text:s text:c="8"/>if (!file.good())</text:span></text:p>
      <text:p text:style-name="P1"><text:span text:style-name="T1"><text:s text:c="12"/>throw Error("Write to file error");</text:span></text:p>
      <text:p text:style-name="P2"><text:s text:c="8"/>recv_count = recv(client_sock, recv_buf,</text:p>
      <text:p text:style-name="P1"><text:span text:style-name="T1"><text:s text:c="12"/>sizeof(recv_buf), 0);</text:span></text:p>
      <text:p text:style-name="P1"><text:span text:style-name="T1"><text:s text:c="8"/>if (recv_count == -1)</text:span></text:p>
      <text:p text:style-name="P1"><text:span text:style-name="T1"><text:s text:c="12"/>throw Error("Recv error");</text:span></text:p>
      <text:p text:style-name="P2"><text:s text:c="4"/>}</text:p>
      <text:p text:style-name="P2"/>
      <text:p text:style-name="P2"><text:s text:c="4"/>file.close();</text:p>
      <text:p text:style-name="P2">}</text:p>
      <text:p text:style-name="P1"><text:span text:style-name="T1">HTTPClient::~HTTPClient()</text:span></text:p>
      <text:p text:style-name="P2">{</text:p>
      <text:p text:style-name="P2"><text:s text:c="4"/>WSACleanup();</text:p>
      <text:p text:style-name="P5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5-26T13:41:02.403000000</dc:date>
    <meta:editing-duration>PT2M42S</meta:editing-duration>
    <meta:editing-cycles>2</meta:editing-cycles>
    <meta:document-statistic meta:table-count="0" meta:image-count="0" meta:object-count="0" meta:page-count="8" meta:paragraph-count="281" meta:word-count="901" meta:character-count="7635" meta:non-whitespace-character-count="5776"/>
  </office:meta>
</office:document-meta>
</file>